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6a4db"/>
    </style:style>
    <style:style style:name="P3" style:family="paragraph" style:parent-style-name="Preformatted_20_Text">
      <style:text-properties officeooo:rsid="001bd92a" officeooo:paragraph-rsid="0049b733"/>
    </style:style>
    <style:style style:name="P4" style:family="paragraph" style:parent-style-name="Preformatted_20_Text">
      <style:text-properties officeooo:rsid="00355ea8" officeooo:paragraph-rsid="00355ea8"/>
    </style:style>
    <style:style style:name="P5" style:family="paragraph" style:parent-style-name="Preformatted_20_Text">
      <style:text-properties officeooo:rsid="00355ea8" officeooo:paragraph-rsid="00380aec"/>
    </style:style>
    <style:style style:name="P6" style:family="paragraph" style:parent-style-name="Preformatted_20_Text">
      <style:text-properties officeooo:rsid="00355ea8" officeooo:paragraph-rsid="0049b733"/>
    </style:style>
    <style:style style:name="P7" style:family="paragraph" style:parent-style-name="Preformatted_20_Text">
      <style:text-properties officeooo:rsid="00380aec" officeooo:paragraph-rsid="00380aec"/>
    </style:style>
    <style:style style:name="P8" style:family="paragraph" style:parent-style-name="Preformatted_20_Text">
      <style:text-properties officeooo:rsid="0038fc2f" officeooo:paragraph-rsid="0038fc2f"/>
    </style:style>
    <style:style style:name="P9" style:family="paragraph" style:parent-style-name="Preformatted_20_Text">
      <style:text-properties officeooo:rsid="0038fc2f" officeooo:paragraph-rsid="003ff3b1"/>
    </style:style>
    <style:style style:name="P10" style:family="paragraph" style:parent-style-name="Preformatted_20_Text">
      <style:text-properties officeooo:rsid="003a21bd" officeooo:paragraph-rsid="0038fc2f"/>
    </style:style>
    <style:style style:name="P11" style:family="paragraph" style:parent-style-name="Preformatted_20_Text">
      <style:text-properties officeooo:paragraph-rsid="003ff3b1"/>
    </style:style>
    <style:style style:name="P12" style:family="paragraph" style:parent-style-name="Preformatted_20_Text">
      <style:text-properties officeooo:rsid="00417dbe" officeooo:paragraph-rsid="00417dbe"/>
    </style:style>
    <style:style style:name="P13" style:family="paragraph" style:parent-style-name="Preformatted_20_Text">
      <style:text-properties officeooo:rsid="00417dbe" officeooo:paragraph-rsid="00429c34"/>
    </style:style>
    <style:style style:name="P14" style:family="paragraph" style:parent-style-name="Preformatted_20_Text">
      <style:text-properties officeooo:rsid="003d52cb" officeooo:paragraph-rsid="003d52cb"/>
    </style:style>
    <style:style style:name="P15" style:family="paragraph" style:parent-style-name="Preformatted_20_Text">
      <style:text-properties officeooo:rsid="0045482d" officeooo:paragraph-rsid="0045482d"/>
    </style:style>
    <style:style style:name="P16" style:family="paragraph" style:parent-style-name="Preformatted_20_Text">
      <style:text-properties fo:font-weight="normal" officeooo:rsid="00355ea8" officeooo:paragraph-rsid="0026a4db" style:font-weight-asian="normal" style:font-weight-complex="normal"/>
    </style:style>
    <style:style style:name="P17" style:family="paragraph" style:parent-style-name="Preformatted_20_Text">
      <style:text-properties officeooo:paragraph-rsid="0038fc2f"/>
    </style:style>
    <style:style style:name="P18" style:family="paragraph" style:parent-style-name="Preformatted_20_Text">
      <style:text-properties officeooo:paragraph-rsid="0049b733"/>
    </style:style>
    <style:style style:name="P19" style:family="paragraph" style:parent-style-name="Preformatted_20_Text">
      <style:text-properties officeooo:paragraph-rsid="00380aec"/>
    </style:style>
    <style:style style:name="P20" style:family="paragraph" style:parent-style-name="Preformatted_20_Text">
      <style:text-properties officeooo:paragraph-rsid="003d52cb"/>
    </style:style>
    <style:style style:name="P21" style:family="paragraph" style:parent-style-name="Preformatted_20_Text">
      <style:text-properties officeooo:rsid="004d501b" officeooo:paragraph-rsid="004d501b"/>
    </style:style>
    <style:style style:name="P22" style:family="paragraph" style:parent-style-name="Preformatted_20_Text">
      <style:text-properties officeooo:paragraph-rsid="004d501b"/>
    </style:style>
    <style:style style:name="P23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24" style:family="paragraph" style:parent-style-name="Preformatted_20_Text">
      <style:paragraph-properties fo:margin-left="7.504cm" fo:margin-right="0cm" fo:text-indent="0cm" style:auto-text-indent="false"/>
      <style:text-properties officeooo:rsid="00355ea8" officeooo:paragraph-rsid="00355ea8"/>
    </style:style>
    <style:style style:name="P25" style:family="paragraph" style:parent-style-name="Subtitle">
      <style:text-properties officeooo:rsid="001bd92a" officeooo:paragraph-rsid="001bd92a"/>
    </style:style>
    <style:style style:name="P26" style:family="paragraph" style:parent-style-name="Preformatted_20_Text">
      <style:text-properties officeooo:rsid="004d501b" officeooo:paragraph-rsid="0052e7bf"/>
    </style:style>
    <style:style style:name="P27" style:family="paragraph" style:parent-style-name="Preformatted_20_Text">
      <style:text-properties officeooo:rsid="0038fc2f" officeooo:paragraph-rsid="0038fc2f"/>
    </style:style>
    <style:style style:name="P28" style:family="paragraph" style:parent-style-name="Preformatted_20_Text">
      <style:text-properties officeooo:rsid="00417dbe" officeooo:paragraph-rsid="0052e7bf"/>
    </style:style>
    <style:style style:name="P29" style:family="paragraph" style:parent-style-name="Preformatted_20_Text">
      <style:text-properties officeooo:rsid="00429c34" officeooo:paragraph-rsid="0052e7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ea8" style:font-weight-asian="bold" style:font-weight-complex="bold"/>
    </style:style>
    <style:style style:name="T3" style:family="text">
      <style:text-properties officeooo:rsid="0026a4db"/>
    </style:style>
    <style:style style:name="T4" style:family="text">
      <style:text-properties officeooo:rsid="002a0009"/>
    </style:style>
    <style:style style:name="T5" style:family="text">
      <style:text-properties officeooo:rsid="00355ea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55ea8" style:font-weight-asian="normal" style:font-weight-complex="normal"/>
    </style:style>
    <style:style style:name="T8" style:family="text">
      <style:text-properties fo:font-weight="normal" officeooo:rsid="00380aec" style:font-weight-asian="normal" style:font-weight-complex="normal"/>
    </style:style>
    <style:style style:name="T9" style:family="text">
      <style:text-properties fo:font-weight="normal" officeooo:rsid="004734b9" style:font-weight-asian="normal" style:font-weight-complex="normal"/>
    </style:style>
    <style:style style:name="T10" style:family="text">
      <style:text-properties officeooo:rsid="00380aec"/>
    </style:style>
    <style:style style:name="T11" style:family="text">
      <style:text-properties officeooo:rsid="0038fc2f"/>
    </style:style>
    <style:style style:name="T12" style:family="text">
      <style:text-properties officeooo:rsid="003f6574"/>
    </style:style>
    <style:style style:name="T13" style:family="text">
      <style:text-properties officeooo:rsid="003ff3b1"/>
    </style:style>
    <style:style style:name="T14" style:family="text">
      <style:text-properties officeooo:rsid="00417dbe"/>
    </style:style>
    <style:style style:name="T15" style:family="text">
      <style:text-properties style:font-name="Liberation Mono" fo:font-size="10pt" officeooo:rsid="00417dbe" style:font-name-asian="Nimbus Mono L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4906c4" style:font-name-asian="Nimbus Mono L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27bea0" style:font-name-asian="Nimbus Mono L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276ced" style:font-name-asian="Nimbus Mono L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4b5ea0" style:font-name-asian="Nimbus Mono L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4d501b" style:font-name-asian="Nimbus Mono L" style:font-size-asian="10pt" style:font-name-complex="Liberation Mono" style:font-size-complex="10pt"/>
    </style:style>
    <style:style style:name="T21" style:family="text">
      <style:text-properties officeooo:rsid="00429c34"/>
    </style:style>
    <style:style style:name="T22" style:family="text">
      <style:text-properties officeooo:rsid="0045482d"/>
    </style:style>
    <style:style style:name="T23" style:family="text">
      <style:text-properties officeooo:rsid="003bd7a3"/>
    </style:style>
    <style:style style:name="T24" style:family="text">
      <style:text-properties officeooo:rsid="0046aa25"/>
    </style:style>
    <style:style style:name="T25" style:family="text">
      <style:text-properties officeooo:rsid="004734b9"/>
    </style:style>
    <style:style style:name="T26" style:family="text">
      <style:text-properties officeooo:rsid="004906c4"/>
    </style:style>
    <style:style style:name="T27" style:family="text">
      <style:text-properties fo:font-style="italic" officeooo:rsid="004906c4" style:font-style-asian="italic" style:font-style-complex="italic"/>
    </style:style>
    <style:style style:name="T28" style:family="text">
      <style:text-properties officeooo:rsid="001bd92a"/>
    </style:style>
    <style:style style:name="T29" style:family="text">
      <style:text-properties officeooo:rsid="00276ced"/>
    </style:style>
    <style:style style:name="T30" style:family="text">
      <style:text-properties officeooo:rsid="0027bea0"/>
    </style:style>
    <style:style style:name="T31" style:family="text">
      <style:text-properties officeooo:rsid="0026fae6"/>
    </style:style>
    <style:style style:name="T32" style:family="text">
      <style:text-properties officeooo:rsid="004b5ea0"/>
    </style:style>
    <style:style style:name="T33" style:family="text">
      <style:text-properties officeooo:rsid="003d52cb"/>
    </style:style>
    <style:style style:name="T34" style:family="text">
      <style:text-properties officeooo:rsid="004d501b"/>
    </style:style>
    <style:style style:name="T35" style:family="text">
      <style:text-properties officeooo:rsid="0052e7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Программно-аппаратные средства Web</text:p>
      <text:p text:style-name="P23">(с) Сергей Синица 20<text:span text:style-name="T5">2</text:span><text:span text:style-name="T34">5</text:span></text:p>
      <text:p text:style-name="P1"/>
      <text:p text:style-name="Subtitle">ЗАДАНИЕ <text:span text:style-name="T10">3</text:span></text:p>
      <text:p text:style-name="P4"/>
      <text:p text:style-name="P4">Составь<text:span text:style-name="T10">те</text:span> HTML-форму с полями:</text:p>
      <text:p text:style-name="P18"><text:span text:style-name="T28">1) </text:span><text:span text:style-name="T18">ФИО</text:span><text:span text:style-name="T28"> (текстовое поле); </text:span></text:p>
      <text:p text:style-name="P18"><text:span text:style-name="T28">2) </text:span><text:span text:style-name="T18">Телефон</text:span><text:span text:style-name="T28"> (поле </text:span><text:span text:style-name="T18">tel</text:span><text:span text:style-name="T28">); </text:span></text:p>
      <text:p text:style-name="P18"><text:span text:style-name="T29">3</text:span><text:span text:style-name="T28">) e-mail (поле emai</text:span><text:span text:style-name="T30">l</text:span><text:span text:style-name="T28">);</text:span></text:p>
      <text:p text:style-name="P18"><text:span text:style-name="T29">4</text:span><text:span text:style-name="T28">) дата рождения (поле даты); </text:span></text:p>
      <text:p text:style-name="P18"><text:span text:style-name="T30">5</text:span><text:span text:style-name="T28">) пол (радиокнопки);</text:span></text:p>
      <text:p text:style-name="P18"><text:span text:style-name="T17">6</text:span><text:span text:style-name="T28">) </text:span><text:span text:style-name="T30">любимый язык программирования</text:span><text:span text:style-name="T28">: </text:span><text:span text:style-name="T30">Pascal, C, C++, JavaScript, PHP, Python, Java, Haskel, Clojure, Prolog, Scala, </text:span><text:span text:style-name="T34">Go</text:span><text:span text:style-name="T28"> <text:s/>(множественный выбор из списка); </text:span></text:p>
      <text:p text:style-name="P3"><text:span text:style-name="T30">7</text:span>) биография (многострочное текстовое поле); </text:p>
      <text:p text:style-name="P3">8) с контрактом ознакомлен <text:span text:style-name="T31">(а)</text:span> (чекбокс); </text:p>
      <text:p text:style-name="P6"><text:span text:style-name="T28">9) кнопка «</text:span><text:span text:style-name="T17">Сохранить</text:span><text:span text:style-name="T28">». </text:span></text:p>
      <text:p text:style-name="P4"/>
      <text:p text:style-name="P4">Оформить страницу красиво с использованием CSS. <text:span text:style-name="T10">Предполагается использование верстки из предыдущего семестра.</text:span></text:p>
      <text:p text:style-name="P4"/>
      <text:p text:style-name="P19"><text:span text:style-name="T5">Реализ</text:span><text:span text:style-name="T10">уйте</text:span><text:span text:style-name="T5"> </text:span><text:span text:style-name="T20">программу</text:span><text:span text:style-name="T5"> на сервере сохраняющ</text:span><text:span text:style-name="T20">ую</text:span><text:span text:style-name="T5"> в </text:span><text:span text:style-name="T10">базу данных MySQL (MariaDB) </text:span><text:span text:style-name="T5">заполненную форму. </text:span><text:span text:style-name="T26">Задание не предполагает использование высокоуровневых фреймворков, допустимо только использование стандартных средств и библиотек выбранного языка программирования </text:span><text:span text:style-name="T34">на учебном веб-севере, отдельной виртуальной машине или собственном сервере</text:span><text:span text:style-name="T26">.</text:span></text:p>
      <text:p text:style-name="P5"/>
      <text:p text:style-name="P19"><text:span text:style-name="T10">До записи необходимо проверить корректность заполнени</text:span><text:span text:style-name="T25">я</text:span><text:span text:style-name="T10"> всех полей на веб-сервере, </text:span><text:span text:style-name="T25">т. е. провести валидацию данных формы на бекэнде</text:span><text:span text:style-name="T10">. </text:span><text:span text:style-name="T25">Например, поле ФИО должно содержать только буквы и пробелы и быть не длиннее 150 символов, а поле Пол должно содержать допустимый для выбора пользователем пол, поле </text:span><text:span text:style-name="T19">Любимый ЯП</text:span><text:span text:style-name="T25"> должно содержать од</text:span><text:span text:style-name="T32">ин</text:span><text:span text:style-name="T25"> или более </text:span><text:span text:style-name="T19">язык</text:span><text:span text:style-name="T25"> из списка допустимых, и т.д.</text:span><text:span text:style-name="T10"> В случае некорректного заполнения отобразить ошибку с описанием проблемы. В случае успешной записи отобразить сообщение о том, что данные успешно сохранены.</text:span></text:p>
      <text:p text:style-name="P5"/>
      <text:p text:style-name="P7">Для каждой отправки формы необходимо создать отдельную строку с данными в таблице, использовать поле автоинкремент для выдачи уникального идентификатора записи. <text:span text:style-name="T22">Выбранные </text:span><text:span text:style-name="T32">ЯП</text:span><text:span text:style-name="T22"> хранить в отдельной таблице используя связь один ко многим. База данных должна быть в нормальной форме (см. методические указания).</text:span></text:p>
      <text:p text:style-name="P7"/>
      <text:p text:style-name="P7">Для записи в базу данных использовать подготовленные запросы (prepared statements).</text:p>
      <text:p text:style-name="P4"/>
      <text:p text:style-name="P4"/>
      <text:p text:style-name="P25">СДАЧА РАБОТЫ И ОЦЕНИВАНИЕ</text:p>
      <text:p text:style-name="P1"><text:span text:style-name="T5">В</text:span> Moodle на проверку отправляется ссылка на <text:span text:style-name="T5">веб-страницу c формой и ссылка на репозитарий GIT</text:span>. </text:p>
      <text:p text:style-name="P1"/>
      <text:p text:style-name="P1">Время выполнения задания до <text:span text:style-name="T10">8</text:span> часов, включая самостоятельную работу. </text:p>
      <text:p text:style-name="P1"/>
      <text:p text:style-name="P2">За задание выставляется <text:span text:style-name="T1">до </text:span><text:span text:style-name="T2">8</text:span><text:span text:style-name="T1"> баллов, </text:span><text:span text:style-name="T7">по одному на каждое </text:span><text:span text:style-name="T8">корректно проверяемое </text:span><text:span text:style-name="T9">(валидируемое)</text:span><text:span text:style-name="T8"> и сохраняемое в базу данных поле</text:span><text:span text:style-name="T7">.</text:span></text:p>
      <text:p text:style-name="P16"/>
      <text:p text:style-name="P15"><text:span text:style-name="T7">О</text:span><text:span text:style-name="T6">ценка снижается в 2 раза если база данных не находится в </text:span><text:span text:style-name="T1">3й нормальной форме</text:span><text:span text:style-name="T6">.</text:span></text:p>
      <text:p text:style-name="P1"/>
      <text:p text:style-name="P1"><text:span text:style-name="T3">Допускается не полное выполнение задания. </text:span>Не допускается просрочка выполнения задания <text:span text:style-name="T4">(</text:span>просроченное задание оценивается в 0 баллов<text:span text:style-name="T4">)</text:span>. </text:p>
      <text:p text:style-name="P1"/>
      <text:p text:style-name="Subtitle">МЕТОДИЧЕСКИЕ УКАЗАНИЯ </text:p>
      <text:p text:style-name="P4">Ознакомьтесь с содержанием лекций <text:span text:style-name="T11">4 и 5</text:span>. <text:span text:style-name="T23">Используйте учебный или самостоятельно </text:span><text:soft-page-break/><text:span text:style-name="T23">настроенный вами веб-сервер. Для студентов 25 группы </text:span><text:span text:style-name="T24">(администрирование информационных систем) </text:span><text:span text:style-name="T23">рекомендуется настроить веб-сервер самостоятельно.</text:span></text:p>
      <text:p text:style-name="P8"/>
      <text:p text:style-name="P22"><text:span text:style-name="T34">На учебном сервере поддерживаются скрипты PHP, JavaScript (NodeJS CGI) либо бинарные программы в режиме CGI (</text:span><text:span text:style-name="T20">например Golang</text:span><text:span text:style-name="T34">) на выбор.</text:span></text:p>
      <text:p text:style-name="P8"/>
      <text:p text:style-name="P28"><text:span text:style-name="T34">При разработке на PHP п</text:span>оправьте пример index.php для соединения с вашей базой данных. Залейте на учебный сервер index.php и form.php и проверьте, что при отправке формы строка вставляется в базу данных. Модифицируйте index.php и form.php для ввода, валидации и вставки остальных требуемых полей. Для получения ID последней вставленной AUTOINCREMENT записи используйте PDO lastInsertId(): <text:a xlink:type="simple" xlink:href="https://www.php.net/manual/en/pdo.lastinsertid.php" text:style-name="Internet_20_link" text:visited-style-name="Visited_20_Internet_20_Link">https://www.php.net/manual/en/pdo.lastinsertid.php</text:a></text:p>
      <text:p text:style-name="P28"/>
      <text:p text:style-name="P29">В HTML форме поле способностей реализуйте через select с множественным выбором:<text:line-break/>&lt;select name="abilities[]" multiple="multiple"&gt;</text:p>
      <text:p text:style-name="P28"><text:span text:style-name="T21"><text:line-break/></text:span>Используйте цикл foreach() <text:span text:style-name="T21">в PHP </text:span>для перебора значений поля множественного выбора и вставки выбранных способностей в БД:</text:p>
      <text:p text:style-name="P28"/>
      <text:p text:style-name="P28">foreach ($_POST[<text:span text:style-name="T11">'</text:span>abilities<text:span text:style-name="T11">'</text:span>] as $ability) {</text:p>
      <text:p text:style-name="P28"><text:s text:c="2"/>// Вставляем $ability в БД</text:p>
      <text:p text:style-name="P28">}</text:p>
      <text:p text:style-name="P28"/>
      <text:p text:style-name="P26">При разработке на других языках воспользуйтесь примерами в задании и официальной документацией к языкам.</text:p>
      <text:p text:style-name="P28"/>
      <text:p text:style-name="P26">При работе на учебном сервере в режиме CGI (NodeJS, Golang <text:span text:style-name="T35">и т.д.</text:span>) ознакомьтесь со спецификацией CGI: https://datatracker.ietf.org/doc/html/rfc3875</text:p>
      <text:p text:style-name="P26"/>
      <text:p text:style-name="P8">На учебном сервере настроена СУБД MySQL (MariaDB) и для вас создана база данных, название которой <text:span text:style-name="T27">dbname</text:span><text:span text:style-name="T26"> </text:span>совпадает с вашим логином.</text:p>
      <text:p text:style-name="P8"/>
      <text:p text:style-name="P8">Пароль <text:span text:style-name="T27">pass</text:span><text:span text:style-name="T26"> </text:span>и логин <text:span text:style-name="T27">login</text:span><text:span text:style-name="T26"> </text:span>MySQL совпадает с вашим логином и паролем на учебном сервере. До выполнения задачи создайте таблицу необходимой структуры. Для этого подключитесь по SSH и запустите клиент MySQL в командной строке:</text:p>
      <text:p text:style-name="P8"/>
      <text:p text:style-name="P8">mysql -u&lt;login&gt; -<text:span text:style-name="T12">p</text:span>&lt;pass&gt;</text:p>
      <text:p text:style-name="P8"/>
      <text:p text:style-name="P8">Выполните команду для подключения к вашей базе данных:</text:p>
      <text:p text:style-name="P8"/>
      <text:p text:style-name="P17"><text:span text:style-name="T11">use &lt;</text:span><text:span text:style-name="T16">dbname</text:span><text:span text:style-name="T11">&gt;</text:span></text:p>
      <text:p text:style-name="P8"/>
      <text:p text:style-name="P8">Создайте таблицу для сохранения форм:</text:p>
      <text:p text:style-name="P8"/>
      <text:p text:style-name="P8">CREATE TABLE application (</text:p>
      <text:p text:style-name="P8"><text:s text:c="2"/>id int(10) unsigned NOT NULL AUTO_INCREMENT,</text:p>
      <text:p text:style-name="P8"><text:s text:c="2"/>name varchar(128) NOT NULL DEFAULT '',</text:p>
      <text:p text:style-name="P8"><text:s text:c="2"/>PRIMARY KEY (id)</text:p>
      <text:p text:style-name="P8">);</text:p>
      <text:p text:style-name="P8"/>
      <text:p text:style-name="P8"/>
      <text:p text:style-name="P8">Потренируйтесь работать с таблицей с помощью запросов INSERT, SELECT, UPDATE и DELETE.</text:p>
      <text:p text:style-name="P8"/>
      <text:p text:style-name="P9">Используйте официальную документацию MariaDB <text:span text:style-name="T13">или </text:span>MySQL для изучения SQL:</text:p>
      <text:p text:style-name="P8"><text:a xlink:type="simple" xlink:href="https://mariadb.com/kb/en/data-manipulation/" text:style-name="Internet_20_link" text:visited-style-name="Visited_20_Internet_20_Link">https://mariadb.com/kb/en/data-manipulation/</text:a></text:p>
      <text:p text:style-name="P8"><text:a xlink:type="simple" xlink:href="https://dev.mysql.com/doc/refman/8.0/en/sql-data-manipulation-statements.html" text:style-name="Internet_20_link" text:visited-style-name="Visited_20_Internet_20_Link">https://dev.mysql.com/doc/refman/8.0/en/sql-data-manipulation-statements.html</text:a></text:p>
      <text:p text:style-name="P10"/>
      <text:p text:style-name="P9">Удалите таблицу:</text:p>
      <text:p text:style-name="P9">DROP TABLE application;</text:p>
      <text:p text:style-name="P9"/>
      <text:p text:style-name="P11"><text:span text:style-name="T11">Модифицируйте запрос </text:span><text:span text:style-name="T13">CREATE TABLE </text:span><text:span text:style-name="T11">для создания всех требуемых в задаче столбцов таблицы. </text:span><text:span text:style-name="T13">См. </text:span><text:span text:style-name="T14">пример db.sql, </text:span><text:span text:style-name="T15">д</text:span><text:span text:style-name="T13">окументацию на CREATE TABLE и типы данных чтобы подобрать подходящие типы колонок БД:</text:span></text:p>
      <text:p text:style-name="P9"><text:soft-page-break/><text:a xlink:type="simple" xlink:href="https://mariadb.com/kb/en/data-types/" text:style-name="Internet_20_link" text:visited-style-name="Visited_20_Internet_20_Link"><text:span text:style-name="T13">https://mariadb.com/kb/en/data-types/</text:span></text:a><text:span text:style-name="T13"><text:line-break/></text:span><text:a xlink:type="simple" xlink:href="https://dev.mysql.com/doc/refman/8.0/en/data-types.html" text:style-name="Internet_20_link" text:visited-style-name="Visited_20_Internet_20_Link"><text:span text:style-name="T13">https://dev.mysql.com/doc/refman/8.0/en/data-types.html</text:span></text:a></text:p>
      <text:p text:style-name="P9"/>
      <text:p text:style-name="P20"><text:span text:style-name="T33">Для хранения выбранных </text:span><text:span text:style-name="T19">ЯП</text:span><text:span text:style-name="T33"> используйте отдельную таблицу, используйте 3-ю нормальную форму при проектировании структуры БД так как в дальнейших заданиях потребуется изменение данных в БД и построение отчетов. </text:span><text:span text:style-name="T14">В полном решении должно быть три таблицы – </text:span><text:span text:style-name="T21">таблица </text:span><text:span text:style-name="T14">сущност</text:span><text:span text:style-name="T21">и</text:span><text:span text:style-name="T14"> заявка, </text:span><text:span text:style-name="T21">таблица </text:span><text:span text:style-name="T14">сущност</text:span><text:span text:style-name="T21">и</text:span><text:span text:style-name="T14"> </text:span><text:span text:style-name="T19">языка программирования</text:span><text:span text:style-name="T14"> и таблица связи один ко многим заявка-способность. </text:span><text:span text:style-name="T32">В таблице связей, как и в атрибутах value HTML-формы, целесообразно хранить числовой или GUID идентификатор языка программирования, а не его название.</text:span></text:p>
      <text:p text:style-name="P14"/>
      <text:p text:style-name="P12">Составьте SQL-запросы для вставки данных в таблицы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1-28T17:53:50.551610296</dc:date>
    <meta:editing-duration>P1DT2H8M39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3" meta:paragraph-count="56" meta:word-count="722" meta:character-count="5541" meta:non-whitespace-character-count="4853"/>
  </office:meta>
</office:document-meta>
</file>